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b943" officeooo:paragraph-rsid="0015b943"/>
    </style:style>
    <style:style style:name="P2" style:family="paragraph" style:parent-style-name="Standard">
      <style:text-properties officeooo:rsid="0017d196" officeooo:paragraph-rsid="0017d196"/>
    </style:style>
    <style:style style:name="T1" style:family="text">
      <style:text-properties officeooo:rsid="0015ca90"/>
    </style:style>
    <style:style style:name="T2" style:family="text">
      <style:text-properties officeooo:rsid="001880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es well in school/hardworking</text:p>
      <text:p text:style-name="P1">works well with others</text:p>
      <text:p text:style-name="P1">produces good work in real life</text:p>
      <text:p text:style-name="P1">good leader</text:p>
      <text:p text:style-name="P1">experienced in broad range of topics</text:p>
      <text:p text:style-name="P1"/>
      <text:p text:style-name="P1">For regular admissions</text:p>
      <text:p text:style-name="P1"/>
      <text:p text:style-name="P1">The first time that I met Jason was in a PH 220 class, which is the introductory class for Electricity and Magnetism. <text:span text:style-name="T1">He performed very well and worked extremely hard throughout the class even though his workload was very heavy. To give you an idea of this, he was a second semester sophomore studying physics, taking 19 credits, which included Introduction to Partial Differential Equations (Math 472) and the C++ class on data structures, among other math and physics classes. Because of his experience in C++ and the level of maturity in math that he had reached, I invited him to research with me. When working with me in research, he has consistently performed well and delivered quality work. This is evident in his collaboration with others outside of this university. He was given the opportunity to collaborate with a professor from the University of Florida for a week, and at the end of it was suggested by the professor that he should apply there and do research with him. When he went to his internship at INL, this happened again with a computational scientist that was leaving to become a professor at the University of Wisconsin. Including this, he was also invited to continue working at INL, where some of the computational team suggested that he apply to work there and have INL pay for his Ph.D. Overall, his work has regularly impressed those around him as he has worked with them.</text:span></text:p>
      <text:p text:style-name="P1"/>
      <text:p text:style-name="P1">For knight-hennessey</text:p>
      <text:p text:style-name="P1"/>
      <text:p text:style-name="P2">I have known Jason for several years as he has gone to school here at BYU Idaho. Over that time, I have gotten to know him very well and have found him to be a natural leader who cares about those that he leads. When he was in class, he always did well in class, and endeavored to help those around him perform as well as he did. His genuine interest in the success of others has always shown through. This is evident in his research with me. Recently, we decided to invite others to research with us from other colleges. Jason took point on this and went to several classes to speak on our behalf. My initial expectation was for about 4 or 5 new students to join in our research. By the end of his round of recruiting, he had found 25 people that were interested in doing research with us. When asked about his motivations for the research project, he said that the reason that he wanted this to happen was to i<text:span text:style-name="T2">ncrease awareness of our universities in Materials Science research coming from this university to improve the chances of others receiving internships and getting some of the opportunities that he has received. Not only does this show extroardinary leadership abilities, but also a hard-working attitude in the service of others. This is aided by his natural happy demeaner and humility.</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9:40:30.210275601</meta:creation-date>
    <dc:date>2019-10-01T20:26:23.056718090</dc:date>
    <meta:editing-duration>PT3M52S</meta:editing-duration>
    <meta:editing-cycles>1</meta:editing-cycles>
    <meta:document-statistic meta:table-count="0" meta:image-count="0" meta:object-count="0" meta:page-count="1" meta:paragraph-count="9" meta:word-count="504" meta:character-count="2874" meta:non-whitespace-character-count="2379"/>
    <meta:generator>LibreOffice/6.2.6.2$Linux_X86_64 LibreOffice_project/20$Build-2</meta:generator>
  </office:meta>
</office:document-meta>
</file>